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fo:font-size="20pt"/>
    </style:style>
    <style:style style:name="T1" style:family="text">
      <style:text-properties style:text-position="super 58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CSS selectors</text:p>
          </draw:text-box>
        </draw:frame>
        <draw:frame presentation:style-name="pr2" draw:layer="layout" svg:width="25.199cm" svg:height="12.179cm" svg:x="1.4cm" svg:y="4.91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SS Selector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eb developers have become familiar with a small, but powerful and very useful, group of selection expressions that work across all browsers</text:p>
              </text:list-item>
              <text:list-item>
                <text:p>Those expressions can select by an element’s ID, by CSS class names, by tag names, and by the hierarchy of the page elements within the DOM.</text:p>
              </text:list-item>
              <text:list-item>
                <text:p>jQuery piggybacks off these css selectors for selecting the elements you want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SS Selector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jQuery('a') - <text:s/>Matches all anchor (&lt;a&gt;) elements</text:p>
              </text:list-item>
              <text:list-item>
                <text:p>jQuery('#specialID') - Matches the element with the id value of specialID</text:p>
              </text:list-item>
              <text:list-item>
                <text:p>jQuery('.specialClass') - Matches all elements with the class specialClass</text:p>
              </text:list-item>
              <text:list-item>
                <text:p>jQuery('a#specialID.specialClass') - Matches the element with the id value specialID if it’s an anchor tag and has class specialClass</text:p>
              </text:list-item>
              <text:list-item>
                <text:p>jQuery('p a.specialClass') - Matches all anchor elements with the class specialClass that are descendants of &lt;p&gt; elemen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dvanced CSS Selectors</text:p>
          </draw:text-box>
        </draw:frame>
        <draw:frame presentation:style-name="pr4" draw:layer="layout" svg:width="25.199cm" svg:height="13.779cm" svg:x="1.4cm" svg:y="4.421cm" presentation:class="outline" presentation:user-transformed="true">
          <draw:text-box>
            <text:list text:style-name="L2">
              <text:list-item>
                <text:p>The following are the more advanced selectors:</text:p>
                <text:list>
                  <text:list-header>
                    <text:p>$(“div[title^='my']”)</text:p>
                  </text:list-header>
                  <text:list-item>
                    <text:p>This selects all &lt;div&gt; elements with a title attribute whose value begins with my.</text:p>
                    <text:p>$(“a[href$='.pdf']”)</text:p>
                  </text:list-item>
                  <text:list-item>
                    <text:p>This is a useful selector for locating all links that reference PDF files.</text:p>
                    <text:p>$(“li:4th-child”)</text:p>
                  </text:list-item>
                  <text:list-item>
                    <text:p>This matches the 4<text:span text:style-name="T1">th</text:span> child of the li element</text:p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SS Selectors with filter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o far we have quite a bit of power when selecting elements but there are even more selectors that give us further ability to filter the selections.</text:p>
              </text:list-item>
              <text:list-item>
                <text:p>:checked, :disabled, :not(selector), :parent</text:p>
              </text:list-item>
              <text:list-item>
                <text:p>Some examples:</text:p>
                <text:list>
                  <text:list-item>
                    <text:p>$('img:not([src*="dog"])')</text:p>
                  </text:list-item>
                  <text:list-item>
                    <text:p>input(:checkbox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0-16T20:31:24</meta:creation-date>
    <meta:generator>LibreOffice/4.0.3.3$Linux_X86_64 LibreOffice_project/400m0$Build-3</meta:generator>
    <dc:date>2013-10-16T21:03:21</dc:date>
    <meta:editing-duration>PT22M5S</meta:editing-duration>
    <meta:editing-cycles>8</meta:editing-cycles>
    <meta:document-statistic meta:object-count="41"/>
  </office:meta>
</office:document-meta>
</file>